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text-properties fo:font-size="16.5pt" style:font-size-asian="16.5pt" style:font-size-complex="16.5pt"/>
    </style:style>
    <style:style style:name="P88" style:family="paragraph" style:parent-style-name="Standard">
      <style:text-properties fo:font-size="16.5pt" fo:font-weight="bold" style:font-size-asian="16.5pt" style:font-weight-asian="bold" style:font-size-complex="16.5pt" style:font-weight-complex="bold"/>
    </style:style>
    <style:style style:name="P89" style:family="paragraph" style:parent-style-name="Standard">
      <style:text-properties fo:font-size="16.5pt" fo:font-weight="normal" style:font-size-asian="16.5pt" style:font-weight-asian="normal" style:font-size-complex="16.5pt" style:font-weight-complex="normal"/>
    </style:style>
    <style:style style:name="P90" style:family="paragraph" style:parent-style-name="Standard">
      <style:text-properties fo:font-size="12.5pt" fo:font-weight="bold" style:font-size-asian="12.5pt" style:font-weight-asian="bold" style:font-size-complex="12.5pt" style:font-weight-complex="bold"/>
    </style:style>
    <style:style style:name="P91" style:family="paragraph" style:parent-style-name="Standard">
      <style:text-properties fo:font-size="12.5pt" style:font-size-asian="12.5pt" style:font-size-complex="12.5pt"/>
    </style:style>
    <style:style style:name="P9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3" style:family="paragraph" style:parent-style-name="Standard">
      <style:text-properties fo:font-size="14pt" style:font-size-asian="14pt" style:font-size-complex="14pt"/>
    </style:style>
    <style:style style:name="P94" style:family="paragraph" style:parent-style-name="Standard">
      <style:text-properties fo:font-size="14pt" fo:font-weight="normal" style:font-size-asian="14pt" style:font-weight-asian="normal" style:font-size-complex="14pt" style:font-weight-complex="normal"/>
    </style:style>
    <style:style style:name="P95" style:family="paragraph" style:parent-style-name="Standard">
      <style:text-properties fo:font-size="14pt" fo:font-weight="bold" style:font-size-asian="14pt" style:font-weight-asian="bold" style:font-size-complex="14pt" style:font-weight-complex="bold"/>
    </style:style>
    <style:style style:name="P9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size="13pt" fo:font-weight="normal" style:font-size-asian="13pt" style:font-weight-asian="normal" style:font-size-complex="13pt" style:font-weight-complex="normal"/>
    </style:style>
    <style:style style:name="P102" style:family="paragraph" style:parent-style-name="Standard">
      <style:text-properties fo:font-size="13pt" style:font-size-asian="13pt" style:font-size-complex="13pt"/>
    </style:style>
    <style:style style:name="P103" style:family="paragraph" style:parent-style-name="Standard">
      <style:text-properties fo:font-size="13pt" fo:font-weight="bold" style:font-size-asian="13pt" style:font-weight-asian="bold" style:font-size-complex="13pt" style:font-weight-complex="bold"/>
    </style:style>
    <style:style style:name="P104" style:family="paragraph" style:parent-style-name="Standard">
      <style:text-properties fo:font-size="12pt" style:font-size-asian="12pt" style:font-size-complex="12pt"/>
    </style:style>
    <style:style style:name="P10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at May 4, 2019 <text:span text:style-name="T1">5.5 miles</text:span></text:p>
      <text:p text:style-name="P8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669195397382678052" text:style-name="L1">
        <text:list-item>
          <text:list>
            <text:list-header>
              <text:p text:style-name="P105">1.25 miles at various paces on roads, 1.5 miles on the track at about</text:p>
              <text:p text:style-name="P105">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87">Mon July 29, 2019 <text:span text:style-name="T1">4.3 miles</text:span></text:p>
      <text:p text:style-name="P87">I ran with our running group on the Greendale Cemetery 510 meter loop.</text:p>
      <text:p text:style-name="P88">warm up: <text:span text:style-name="T2">1.3 miles</text:span></text:p>
      <text:p text:style-name="P88">Run: <text:span text:style-name="T2">1 x 200m (54s mainly downhill) and jog 300m</text:span></text:p>
      <text:p text:style-name="P89">5 x 510m with about a 300m jog between the runs</text:p>
      <text:p text:style-name="P89">My times: 2:34, 2:34, 2:29, 2:30, 2:21</text:p>
      <text:p text:style-name="P88">Warm down:<text:span text:style-name="T2"> 510m jog</text:span></text:p>
      <text:p text:style-name="P89"/>
      <text:p text:style-name="P88"><text:span text:style-name="T2">Tues July 30, 2019 </text:span>no running</text:p>
      <text:p text:style-name="P89"/>
      <text:p text:style-name="P87">Wed July 31, 2019 <text:span text:style-name="T1">5 miles</text:span></text:p>
      <text:p text:style-name="P87">I ran with our running group on the Greendale Cemetery 510 meter loop.</text:p>
      <text:p text:style-name="P88">warm up: <text:span text:style-name="T2">1 mile in 9:50, rest 2 minutes, 1 mile in 10:45, rest 7 minutes </text:span></text:p>
      <text:p text:style-name="P88">Run: <text:span text:style-name="T2">1 x 200m (54s mainly downhill) and jog 300m</text:span></text:p>
      <text:p text:style-name="P89">5 x 510m with about a 300m jog between the runs</text:p>
      <text:p text:style-name="P89">My times: 2:37, 2:29, 2:22, 2:24, 2:21</text:p>
      <text:p text:style-name="P88">Warm down:<text:span text:style-name="T2"> 510m jog</text:span></text:p>
      <text:p text:style-name="P89"/>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227910351376174143" text:style-name="L2">
        <text:list-item>
          <text:list>
            <text:list-header>
              <text:p text:style-name="P106">1.75 mile warm up at about 10:00/mile and rest a few minutes</text:p>
              <text:p text:style-name="P106">1 x 200, 4 x 400, 1 x 200 with about a 350m jog after each run. <text:s/></text:p>
              <text:p text:style-name="P106">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9022509735233761657" text:style-name="L3">
        <text:list-item>
          <text:list>
            <text:list-header>
              <text:p text:style-name="P107">5.5 miles averaging 12:27/mile</text:p>
              <text:p text:style-name="P107">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799338126618646304" text:style-name="L4">
        <text:list-item>
          <text:p text:style-name="P10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8">Continue adjusting the speed so HR stays near 142. <text:s/>Also continue taking splits for each mile and remembering HR at the end of each mile. <text:s/>Stop running after a mile split goes above 9:30. <text:s/></text:p>
        </text:list-item>
        <text:list-item>
          <text:p text:style-name="P10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998898688535600789" text:style-name="L5">
        <text:list-item>
          <text:list>
            <text:list-header>
              <text:p text:style-name="P112">0.75 mile splits: 9:06, 9:24, 8:13</text:p>
              <text:p text:style-name="P112">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646023407906261243" text:style-name="L6">
        <text:list-item>
          <text:list>
            <text:list-header>
              <text:p text:style-name="P115"><text:span text:style-name="T1">Warm up:</text:span> 0.2 mile jog and rest 2 minutes</text:p>
              <text:p text:style-name="P115"><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0"/>
      <text:p text:style-name="P9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1"/>
      <text:p text:style-name="P9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1"/>
      <text:p text:style-name="P9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1"><text:tab/><text:tab/><text:tab/><text:tab/><text:tab/><text:tab/><text:tab/><text:tab/><text:tab/><text:tab/><text:tab/>Result for 5.4 miles</text:p>
      <text:p text:style-name="P91"><text:s text:c="24"/>Times and totals<text:tab/><text:tab/><text:tab/><text:tab/> <text:s text:c="4"/>Start Times <text:s text:c="5"/><text:tab/>August 1, 2020</text:p>
      <text:p text:style-name="P92">Jim<text:tab/>16:01, 15:44, 15:07 Total = 46:52 -&gt; 46:00<text:tab/><text:tab/>0<text:tab/><text:tab/>47:16</text:p>
      <text:p text:style-name="P91">Bill<text:tab/> <text:s text:c="3"/>15:12, 15:11, 15:17 Total = 45:40<text:tab/><text:tab/><text:tab/>0:20<text:tab/><text:tab/>46:08<text:tab/><text:tab/></text:p>
      <text:p text:style-name="P91">Brian <text:s text:c="6"/>15:01, 15:23, 14:30 Total = 44:54<text:tab/><text:tab/><text:tab/>1:06</text:p>
      <text:p text:style-name="P91">David <text:s text:c="5"/>15:02, 15:06, 13:21 Total = 43:29<text:tab/><text:tab/><text:tab/>2:31<text:tab/><text:tab/>43:38</text:p>
      <text:p text:style-name="P91">Tim <text:s text:c="8"/>14:52, 13:56, 12:51 Total = 41:39<text:tab/><text:tab/><text:tab/>4:21</text:p>
      <text:p text:style-name="P91">Colton<text:tab/> <text:s text:c="3"/>13:56, 13:03, 12:16 Total = 39:15<text:tab/><text:tab/><text:tab/>6:45</text:p>
      <text:p text:style-name="P91"/>
      <text:p text:style-name="P9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1"/>
      <text:p text:style-name="P9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3"><text:soft-page-break/>Sun <text:s/>Aug 2, 2020 <text:span text:style-name="T1">5 miles</text:span></text:p>
      <text:p text:style-name="P94"><text:span text:style-name="T1">Run:</text:span> 5 miles on the “Morning Loop” in the counter clockwise direction averaging 10:15/mile.</text:p>
      <text:p text:style-name="P93"/>
      <text:p text:style-name="P93">Mon Aug 3, 2020 <text:span text:style-name="T1">5.25 miles</text:span></text:p>
      <text:p text:style-name="P93"><text:span text:style-name="T1">Warm up:</text:span> <text:s/>0.25 miles to the cemetery loop</text:p>
      <text:p text:style-name="P95">Run: <text:s/><text:span text:style-name="T2">½ mile down and ½ mile up hill in 10:30, elevation change is 120 feet, rest 2:00</text:span></text:p>
      <text:p text:style-name="P94">6 x 0.317 miles on the loop with a 0.317 mile jog between the runs</text:p>
      <text:p text:style-name="P94">average time for runs: 2:49 (8:53/mile), average time for jogs: 3:24 (10:45/mile)</text:p>
      <text:p text:style-name="P94">Vertical ascent on one loop: 22 feet</text:p>
      <text:p text:style-name="P95">Warm down:<text:span text:style-name="T2"> <text:s/>0.5 mile jog</text:span></text:p>
      <text:p text:style-name="P94"/>
      <text:p text:style-name="P94"/>
      <text:p text:style-name="P93">Tues Aug 4, 2020 <text:span text:style-name="T1">5.35 miles <text:s/></text:span><text:span text:style-name="T2">(The same workout as yesterday)</text:span></text:p>
      <text:p text:style-name="P93"><text:span text:style-name="T1">Warm up:</text:span> <text:s/>0.25 miles to the cemetery loop</text:p>
      <text:p text:style-name="P95">Run: <text:s/><text:span text:style-name="T2">½ mile down and ½ mile up hill in 9:57, elevation change is 120 feet, rest 3:00</text:span></text:p>
      <text:p text:style-name="P94">6 x 0.317 miles on the loop with a 0.317 mile jog between the runs</text:p>
      <text:p text:style-name="P94">average time for runs: 2:40 (8:25/mile), average time for jogs: 3:33 (11:12/mile)</text:p>
      <text:p text:style-name="P94">The last 0.317 mile run in 2:25 (7:37/mile)</text:p>
      <text:p text:style-name="P94">Vertical ascent on one loop: 22 feet</text:p>
      <text:p text:style-name="P94">Warm down: <text:s/>0.6 mile jog</text:p>
      <text:p text:style-name="P94"/>
      <text:p text:style-name="P94">Wed Aug 5, 2020 <text:span text:style-name="T1">5 miles running </text:span>(1 mile walking and 5 miles of running)</text:p>
      <text:p text:style-name="P94">I ran and walked 6 miles on hilly roads and averaged 12:10/mile. <text:s/>I walked 10 times for a total of 1 mile of walking and 5 miles of running.</text:p>
      <text:p text:style-name="P94"/>
      <text:p text:style-name="P94">Thur Aug 6, 2020 <text:span text:style-name="T1">5.5 miles running </text:span>(1 mile walking and 5.5 miles of running)</text:p>
      <text:p text:style-name="P94"><text:span text:style-name="T1">Warm up:</text:span> 0.25 mile jog</text:p>
      <text:p text:style-name="P94"><text:span text:style-name="T1">Run:</text:span> 6 miles on hilly roads and averaged 12:12/mile. <text:s/>I walked 10 times for a total of <text:s text:c="3"/>1 mile of walking and 5 miles of running. Total vertical ascent: 630 feet.</text:p>
      <text:p text:style-name="P94"><text:span text:style-name="T1">Warm down:</text:span> 0.25 mile jog </text:p>
      <text:p text:style-name="P94"/>
      <text:p text:style-name="P94"/>
      <text:p text:style-name="P94"><text:s/></text:p>
      <text:p text:style-name="P94">Fri Aug 7, 2020 <text:span text:style-name="T1">2 miles</text:span></text:p>
      <text:p text:style-name="P94">I ran 2 easy miles. The ball of my left foot is hurting.</text:p>
      <text:p text:style-name="P94"/>
      <text:p text:style-name="P95"/>
      <text:p text:style-name="P95"/>
      <text:p text:style-name="P95">In the last week: 34.5 miles running</text:p>
      <text:p text:style-name="P96"/>
      <text:p text:style-name="P96"/>
      <text:p text:style-name="P98"><text:soft-page-break/>Sat Aug 8, 20 <text:span text:style-name="T1">6.5 miles</text:span></text:p>
      <text:p text:style-name="P99">Warm up: <text:span text:style-name="T2">0.25 mile jog to the cemetery</text:span></text:p>
      <text:p text:style-name="P100">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1">5 x 0.317 miles on the loop with a 0.317 mile jog after each run</text:p>
      <text:p text:style-name="P101">average time for runs: 2:34 (8:06/mile), last run in 2:26 (7:41/mile)</text:p>
      <text:p text:style-name="P101">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98">Mon Aug 10, 20 <text:span text:style-name="T1">5.3 miles</text:span></text:p>
      <text:p text:style-name="P99">Warm up: <text:span text:style-name="T2">0.25 mile jog to the cemetery</text:span></text:p>
      <text:p text:style-name="P99"><text:span text:style-name="T17">Run:</text:span><text:span text:style-name="T18"> Down and up hill 1 mile in 4:27 + 5:14 = 9:42 and rest 3:00 <text:s text:c="34"/></text:span></text:p>
      <text:p text:style-name="P101">6 x 0.317 miles on the loop with a 0.317 mile jog after each run</text:p>
      <text:p text:style-name="P101">ave for runs: 2:35 (8:09/mile), last run in 2:22 (7:28/mile), ave for jogs: 3:44 (11:47/mile)</text:p>
      <text:p text:style-name="P101">Vertical ascent on one loop: 22 feet</text:p>
      <text:p text:style-name="P68">Warm down:<text:span text:style-name="T2"> <text:s/>0.5 mile jog</text:span></text:p>
      <text:p text:style-name="P67"/>
      <text:p text:style-name="P101">Tues Aug 11, 2020 5<text:span text:style-name="T1"> miles running </text:span>(1 mile walking and 5 miles of running)</text:p>
      <text:p text:style-name="P101">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97"><text:span text:style-name="T1">Run: </text:span>6 x 330 yds with a 550 yd jog after each run.<text:span text:style-name="T1"> <text:s/></text:span></text:p>
      <text:p text:style-name="P97">Times: 1:24, 1:26, 1:21, 1:22, 1:22, 1:15(6:40/mile) <text:s/>Ave time: 1:22 (7:17/mile) </text:p>
      <text:p text:style-name="P9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97"><text:span text:style-name="T1">Run: </text:span>8 x 330 yards with a 550 yd jog after each run.<text:span text:style-name="T1"> <text:s/></text:span></text:p>
      <text:p text:style-name="P97">Times: 1:27, 1:23, 1:21, 1:27, 1:26, 1:26, 1:24, 1:17(6:51/mile) <text:s/></text:p>
      <text:p text:style-name="P97">Ave time: 1:24 (7:28/mile) </text:p>
      <text:p text:style-name="P97"><text:span text:style-name="T1">Warm down:</text:span> 1 mile jog </text:p>
      <text:p text:style-name="P97"/>
      <text:p text:style-name="P97">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5">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754127763235712173" text:style-name="L7">
        <text:list-item>
          <text:list>
            <text:list-header>
              <text:p text:style-name="P109"><text:s text:c="10"/>0.9 miles around the field at about 9:00/mile with no shoes</text:p>
              <text:list>
                <text:list-header>
                  <text:p text:style-name="P109">My foot felt better running with no shoes on the artificial turf than on the track with shoes.</text:p>
                  <text:p text:style-name="P109"/>
                  <text:p text:style-name="P109">Tues Sept 1, 2020 <text:span text:style-name="T1">3.6 miles</text:span> <text:s/>My foot continues to improve.</text:p>
                </text:list-header>
              </text:list>
            </text:list-header>
          </text:list>
        </text:list-item>
      </text:list>
      <text:list xml:id="list824050768245797832" text:style-name="L8">
        <text:list-item>
          <text:list>
            <text:list-item>
              <text:list>
                <text:list-header>
                  <text:p text:style-name="P110"><text:span text:style-name="T1">Warm up:</text:span> 1.25 miles mainly on grass with no shoes</text:p>
                  <text:p text:style-name="P110"><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4">Wed Sept 2, 2020 <text:span text:style-name="T1">2.5 miles <text:s/></text:span><text:span text:style-name="T2">My foot is okay</text:span></text:p>
      <text:list xml:id="list39318252" text:continue-list="list6754127763235712173" text:style-name="L7">
        <text:list-item>
          <text:list>
            <text:list-item>
              <text:list>
                <text:list-header>
                  <text:p text:style-name="P109"><text:span text:style-name="T1">Warm up:</text:span> 0.25 to the cemetery loop</text:p>
                  <text:p text:style-name="P109"><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6"><text:span text:style-name="T1">Warm down:</text:span><text:span text:style-name="T2"> 0.25 miles</text:span></text:p>
      <text:p text:style-name="P79"/>
      <text:p text:style-name="P102">Fri <text:s/>Sep 4, 2020 <text:span text:style-name="T1">7.8 miles <text:s/></text:span></text:p>
      <text:p text:style-name="P102"><text:span text:style-name="T1">Warm up:</text:span> <text:s/>0.25 miles to the cemetery loop</text:p>
      <text:p text:style-name="P103">Run: <text:s/><text:span text:style-name="T2">½ mile down and ½ mile up hill in 11:00, elevation change is 120 feet, rest 3:00</text:span></text:p>
      <text:p text:style-name="P101">10 x 0.317 miles on the loop with a 0.317 mile jog after the runs</text:p>
      <text:p text:style-name="P101">average time for runs: 2:40 (8:25/mile), average time for jogs: 3:43 </text:p>
      <text:p text:style-name="P101">The last 0.317 mile run in 2:17 (7:12/mile)</text:p>
      <text:p text:style-name="P101">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2"><text:span text:style-name="T1">Warm up:</text:span> <text:s/>0.25 miles to the cemetery loop</text:p>
      <text:p text:style-name="P103">Run: <text:s/><text:span text:style-name="T2">½ mile down and ½ mile up hill in 9:44, elevation change is 120 feet, rest 2:00</text:span></text:p>
      <text:p text:style-name="P101">6 x 0.317 miles on the loop with a 0.317 mile jog between the runs</text:p>
      <text:p text:style-name="P101">average time for runs: 2:28 (7:47/mile), average time for jogs: 3:41 (11:37/mile)</text:p>
      <text:p text:style-name="P101">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761556144739757590" text:style-name="L9">
        <text:list-item>
          <text:list>
            <text:list-header>
              <text:p text:style-name="P111">0.8 mile downhill walk, Ave Pace: 15:16/mile, Ave HR: 76,-&gt;1160 heartbeats/Mile, 267 ft/mile el. gain <text:s/></text:p>
              <text:p text:style-name="P11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321111" text:continue-numbering="true" text:style-name="L9">
        <text:list-item>
          <text:list>
            <text:list-header>
              <text:p text:style-name="P111">0.8 mile downhill walk, Ave Pace: 14:10/mile, Ave HR: 77,-&gt;1091 heartbeats/Mile, 267 ft/mile el. gain <text:s/></text:p>
              <text:p text:style-name="P111">0.8 mile uphill walk, <text:s text:c="5"/>Ave Pace: 14:34/mile, AveHR:110,-&gt;1602 heartbeats/Mile, 267 ft/mile el. loss</text:p>
              <text:p text:style-name="P111">0.8 mile downhill walk, Ave Pace: 15:11/mile, Ave HR: 94,-&gt;1427 heartbeats/Mile, 267 ft/mile el. gain <text:s/></text:p>
              <text:p text:style-name="P11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335310" text:continue-numbering="true" text:style-name="L9">
        <text:list-item>
          <text:list>
            <text:list-header>
              <text:p text:style-name="P111">0.8 mile downhill walk, Ave <text:span text:style-name="T1">Pace</text:span>: 15:16/mile, Ave HR: 76,-&gt;1160 heartbeats/Mile, 267 ft/mile el. gain <text:s/></text:p>
              <text:p text:style-name="P111">0.8 mile uphill walk, <text:s text:c="5"/>Ave Pace: 15:50/mile, Ave HR: 93,-&gt;1472 heartbeats/Mile, 267 ft/mile el. loss</text:p>
              <text:p text:style-name="P111">0.8 mile downhill walk, Ave Pace: 14:04/mile, Ave HR: 86,-&gt;1210 heartbeats/Mile, 267 ft/mile el. gain <text:s/></text:p>
              <text:p text:style-name="P111">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325380" text:continue-numbering="true" text:style-name="L9">
        <text:list-item>
          <text:list>
            <text:list-header>
              <text:p text:style-name="P118">Warm down: <text:span text:style-name="T2">0.25 mile jog home</text:span></text:p>
              <text:p text:style-name="P12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331269" text:continue-numbering="true" text:style-name="L9">
        <text:list-item>
          <text:list>
            <text:list-header>
              <text:p text:style-name="P120">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310473"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4">On the loop: <text:span text:style-name="T23">Distance</text:span>: 5.07 miles, Ave Pace: 13:53, Ave Heart Rate: 101, </text:p>
      <text:p text:style-name="P29">1402 heartbeats/Mile</text:p>
      <text:p text:style-name="P29">When going faster my heart rate was lower on average. <text:s/>?</text:p>
      <text:p text:style-name="P64"><text:soft-page-break/>Thur Oct 29, 2020 <text:span text:style-name="T1">4.27</text:span> miles walking</text:p>
      <text:p text:style-name="P64">I walked down Limber and Jefferson, and into the Cemetery up to the loop.</text:p>
      <text:p text:style-name="P64">After walking 5 loops I walked back home.</text:p>
      <text:p text:style-name="P64">The sum of the ascents on the course is about 500 ft.</text:p>
      <text:p text:style-name="P124"><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124"><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oft-page-break/><text:span text:style-name="T1">1546 heartbeats/mile.</text:span> <text:span text:style-name="T1">I tried to keep heart rate under 130 bpm.</text:span></text:p>
      <text:p text:style-name="P67">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text:soft-page-break/></text:p>
      <text:p text:style-name="P60"/>
      <text:p text:style-name="P10">Fast Runs on 5 mile “Morning Loop”, Total vertical ascent: 400 ft</text:p>
      <text:p text:style-name="P23">Wed Nov 11, 2020, <text:s/><text:span text:style-name="T1">4.9 miles running</text:span></text:p>
      <text:p text:style-name="P10">Warm up: <text:span text:style-name="T2">0.25 mile jog to the Greendale Cemetery loop. Each loop is 0.317 miles</text:span></text:p>
      <text:p text:style-name="P23">Run: 4 x 0.317 miles with 1 loop jogs after each run</text:p>
      <text:p text:style-name="P23">Times for runs: 2:51, 2:55, 2:52, 2:46 <text:s/>Ave time for jogs 3:52 <text:s/>Rest a few minutes <text:s text:c="42"/></text:p>
      <text:p text:style-name="P10">Run/walk: <text:span text:style-name="T2">7 loops in 27:07, Distance: 2.22 miles, Ave Pace: 12:13/mile</text:span></text:p>
      <text:p text:style-name="P23">I walked for about 50s during uphill on each loop.</text:p>
      <text:p text:style-name="P10">Warm down: <text:span text:style-name="T2">0.25 miles home</text:span></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3923525360488782668" text:style-name="L10">
        <text:list-item>
          <text:list>
            <text:list-header>
              <text:p text:style-name="P113">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ext:soft-page-break/>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13T19:09:56.75</dc:date>
    <dc:creator>James Lombardi</dc:creator>
    <meta:editing-duration>P8DT13H12M13S</meta:editing-duration>
    <meta:editing-cycles>730</meta:editing-cycles>
    <meta:generator>OpenOffice/4.1.2$Win32 OpenOffice.org_project/412m3$Build-9782</meta:generator>
    <meta:document-statistic meta:table-count="0" meta:image-count="1" meta:object-count="0" meta:page-count="81" meta:paragraph-count="2255" meta:word-count="25388" meta:character-count="129311"/>
  </office:meta>
</office:document-meta>
</file>